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TournamentUti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27cm"/>
    </style:style>
    <style:style style:name="co2" style:family="table-column">
      <style:table-column-properties fo:break-before="auto" style:column-width="3.33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2.48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рейтинг&quot;;&quot;нет&quot;)" table:allow-empty-cell="false" table:display-list="unsorted" table:base-cell-address="'Исходные данные'.B5">
          <table:help-message table:display="false">
            <text:p>рейтинг вопросов</text:p>
            <text:p>нет (разделение мест)</text:p>
          </table:help-message>
          <table:error-message table:message-type="warning" table:title="ололо" table:display="true"/>
        </table:content-validation>
      </table:content-validations>
      <table:table table:name="Исходные данные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>
            <form:button form:name="Кнопка 1" form:control-implementation="ooo:com.sun.star.form.component.CommandButton" form:id="control1" form:label="Создать турнир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ournamentUtils.CreateTournament?language=Basic&amp;location=document"/>
              </office:event-listeners>
            </form:button>
            <form:button form:name="Кнопка 2" form:control-implementation="ooo:com.sun.star.form.component.CommandButton" form:id="control2" form:label="Удалить турнир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ournamentUtils.ClearTournament?language=Basic&amp;location=document"/>
              </office:event-listeners>
            </form:button>
            <form:button form:name="Кнопка 3" form:control-implementation="ooo:com.sun.star.form.component.CommandButton" form:id="control3" form:label="Пересчитать результаты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TournamentUtils.CalculateTournamentResult?language=Basic&amp;location=document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Название турнира</text:p>
          </table:table-cell>
          <table:table-cell table:style-name="ce1"/>
          <table:table-cell office:value-type="string">
            <text:p>Список команд</text:p>
          </table:table-cell>
          <table:table-cell table:number-columns-repeated="3"/>
        </table:table-row>
        <table:table-row table:style-name="ro1">
          <table:table-cell office:value-type="string">
            <text:p>Количество туров</text:p>
          </table:table-cell>
          <table:table-cell office:value-type="float" office:value="3">
            <text:p>3</text:p>
          </table:table-cell>
          <table:table-cell table:style-name="ce2" office:value-type="string">
            <text:p>№</text:p>
          </table:table-cell>
          <table:table-cell office:value-type="string">
            <text:p>Название команды</text:p>
          </table:table-cell>
          <table:table-cell office:value-type="string">
            <text:p>Город</text:p>
          </table:table-cell>
          <table:table-cell office:value-type="string">
            <text:p>Спецзачет</text:p>
          </table:table-cell>
        </table:table-row>
        <table:table-row table:style-name="ro1">
          <table:table-cell office:value-type="string">
            <text:p>Количество вопросов в туре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Химера</text:p>
          </table:table-cell>
          <table:table-cell office:value-type="string">
            <text:p>Зеленоград</text:p>
          </table:table-cell>
          <table:table-cell/>
        </table:table-row>
        <table:table-row table:style-name="ro1">
          <table:table-cell office:value-type="string">
            <text:p>Количество команд (авто)</text:p>
          </table:table-cell>
          <table:table-cell table:formula="of:=COUNT([.C3:.C100])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Строительные Каски</text:p>
          </table:table-cell>
          <table:table-cell office:value-type="string">
            <text:p>Дубна</text:p>
          </table:table-cell>
          <table:table-cell/>
        </table:table-row>
        <table:table-row table:style-name="ro1">
          <table:table-cell office:value-type="string">
            <text:p>Доп. Параметр</text:p>
          </table:table-cell>
          <table:table-cell table:content-validation-name="val1" office:value-type="string">
            <text:p>нет</text:p>
          </table:table-cell>
          <table:table-cell office:value-type="float" office:value="3">
            <text:p>3</text:p>
          </table:table-cell>
          <table:table-cell office:value-type="string">
            <text:p>Пушистые Хаски</text:p>
          </table:table-cell>
          <table:table-cell office:value-type="string">
            <text:p>Астрахань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Непокорные Баски</text:p>
          </table:table-cell>
          <table:table-cell office:value-type="string">
            <text:p>Норильск</text:p>
          </table:table-cell>
          <table:table-cell office:value-type="string">
            <text:p>х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Карнавальные Маски</text:p>
          </table:table-cell>
          <table:table-cell office:value-type="string">
            <text:p>Казань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Невыполненные Таски</text:p>
          </table:table-cell>
          <table:table-cell office:value-type="string">
            <text:p>Нарьян-мар</text:p>
          </table:table-cell>
          <table:table-cell/>
        </table:table-row>
        <table:table-row table:style-name="ro1">
          <table:table-cell>
            <draw:control table:end-cell-address="'Исходные данные'.A11" table:end-x="5cm" table:end-y="0.43cm" draw:z-index="0" draw:text-style-name="P1" svg:width="5cm" svg:height="0.887cm" svg:x="0cm" svg:y="0.404cm" draw:control="control1"/>
          </table:table-cell>
          <table:table-cell/>
          <table:table-cell office:value-type="float" office:value="7">
            <text:p>7</text:p>
          </table:table-cell>
          <table:table-cell office:value-type="string">
            <text:p>Предварительные Ласки</text:p>
          </table:table-cell>
          <table:table-cell office:value-type="string">
            <text:p>Рига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Декоративные Фаски</text:p>
          </table:table-cell>
          <table:table-cell office:value-type="string">
            <text:p>Алма-аты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С рождения</text:p>
          </table:table-cell>
          <table:table-cell office:value-type="string">
            <text:p>Тверь</text:p>
          </table:table-cell>
          <table:table-cell/>
        </table:table-row>
        <table:table-row table:style-name="ro1">
          <table:table-cell>
            <draw:control table:end-cell-address="'Исходные данные'.A14" table:end-x="4.978cm" table:end-y="0.404cm" draw:z-index="1" draw:text-style-name="P1" svg:width="4.978cm" svg:height="0.862cm" svg:x="0cm" svg:y="0.403cm" draw:control="control2"/>
          </table:table-cell>
          <table:table-cell/>
          <table:table-cell office:value-type="float" office:value="10">
            <text:p>10</text:p>
          </table:table-cell>
          <table:table-cell office:value-type="string">
            <text:p>Бобби</text:p>
          </table:table-cell>
          <table:table-cell office:value-type="string">
            <text:p>Реутов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Пай мальчик</text:p>
          </table:table-cell>
          <table:table-cell office:value-type="string">
            <text:p>Владивосток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Омбыл</text:p>
          </table:table-cell>
          <table:table-cell office:value-type="string">
            <text:p>Кукуево</text:p>
          </table:table-cell>
          <table:table-cell office:value-type="string">
            <text:p>X</text:p>
          </table:table-cell>
        </table:table-row>
        <table:table-row table:style-name="ro1">
          <table:table-cell>
            <draw:control table:end-cell-address="'Исходные данные'.A17" table:end-x="5cm" table:end-y="0.403cm" draw:z-index="2" draw:text-style-name="P1" svg:width="5cm" svg:height="0.855cm" svg:x="0cm" svg:y="0.409cm" draw:control="control3"/>
          </table:table-cell>
          <table:table-cell/>
          <table:table-cell office:value-type="float" office:value="13">
            <text:p>13</text:p>
          </table:table-cell>
          <table:table-cell office:value-type="string">
            <text:p>Имелбобби</text:p>
          </table:table-cell>
          <table:table-cell office:value-type="string">
            <text:p>Обнинск</text:p>
          </table:table-cell>
          <table:table-cell office:value-type="string">
            <text:p>х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Хоббион</text:p>
          </table:table-cell>
          <table:table-cell office:value-type="string">
            <text:p>Керчь</text:p>
          </table:table-cell>
          <table:table-cell office:value-type="string">
            <text:p>да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Деньгилюбил</text:p>
          </table:table-cell>
          <table:table-cell office:value-type="string">
            <text:p>Чехов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<text:a xlink:href="http://chgkautomation.codeplex.com/documentation">Показать инструкцию</text:a></text:p>
          </table:table-cell>
          <table:table-cell table:number-columns-repeated="5"/>
        </table:table-row>
        <table:table-row table:style-name="ro1" table:number-rows-repeated="6551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rrectAnswer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.01.2012</text:date>, <text:time>17:51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Смирнов</meta:initial-creator>
    <meta:creation-date>2010-09-04T18:45:30.33</meta:creation-date>
    <dc:date>2012-01-09T17:51:46.33</dc:date>
    <meta:editing-duration>PT12H55M57S</meta:editing-duration>
    <meta:editing-cycles>88</meta:editing-cycles>
    <meta:generator>OpenOffice.org/3.2$Win32 OpenOffice.org_project/320m18$Build-9502</meta:generator>
    <meta:document-statistic meta:table-count="1" meta:cell-count="66" meta:object-count="3"/>
  </office:meta>
</office:document-meta>
</file>

<file path=Basic/Standard/TournamentUtils.xml><?xml version="1.0" encoding="utf-8"?>
<!DOCTYPE module  PUBLIC '-//OpenOffice.org//DTD OfficeDocument 1.0//EN'  'module.dtd'>
<script:module xmlns:script="http://openoffice.org/2000/script" script:name="TournamentUtils" script:language="StarBasic"> 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rem удаление листов турнира
Sub ClearTournament
on error goto handler
	magicCell =	ThisComponent.Sheets(0).getCellByPosition(1,0)
	barCodeListener = CreateUnoListener( "BarCodeInput_", "com.sun.star.util.XModifyListener" ) 
	magicCell.removeModifyListener( barCodeListener )


	sheetsCount =  ThisComponent.Sheets.Count - 1
	for i=1 to sheetsCount
		ThisComponent.Sheets.removeByName(ThisComponent.Sheets(1).Name )
	next i

rem	ThisComponent.Sheets.removeByName("Итоги")
handler:
	Reset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Function QuestionsPerRound as Integer
	QuestionsPerRound = ThisComponent.Sheets(0).getCellByPosition(1,2).Value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Function RoundsCount as Integer
	RoundsCount =  ThisComponent.Sheets(0).getCellByPosition(1,1).Value
End Function
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Function TeamsCount as Integer
	TeamsCount = ThisComponent.Sheets(0).getCellByPosition(1,3).Value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создание всех листов турнира

Sub CreateTournament
	Dim Doc as Object
	Dim SummarySheet as Object
	
	Dim tournamentName As String
	
	Doc = ThisComponent
	SummarySheet = Doc.Sheets(0)
	tournamentName = SummarySheet.getCellByPosition(1,0).String

	rem область ячеек со списком команд
	teamsStartRow = 1
	teamsEndRow =  TeamsCount + teamsStartRow 
	teamsStartColumn = 2
	teamsEndColumn = teamsStartColumn + 1
	Dim teamsSourceRangeAddress as New com.sun.star.table.CellRangeAddress
	teamsSourceRangeAddress.Sheet = 0
	teamsSourceRangeAddress.StartColumn = teamsStartColumn
	teamsSourceRangeAddress.StartRow = teamsStartRow
	teamsSourceRangeAddress.EndColumn = teamsEndColumn
	teamsSourceRangeAddress.EndRow = teamsEndRow	
		
	 rem создаём листы туров
	 For i=1 TO RoundsCount
	 	CreateRoundPage( i, teamsSourceRangeAddress )
	 Next i
	 
	 CreateTotalsPage( teamsSourceRangeAddress )
	 
	MsgBox "Завершено"
	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расчет результатов турнира

Sub CalculateTournamentResult
	Dim Doc as Object
	Dim SummarySheet as Object
	
	Dim tournamentName As String
	
	Doc = ThisComponent
	SummarySheet = Doc.Sheets(0)
	tournamentName = SummarySheet.getCellByPosition(1,0).String

	rem область ячеек со списком команд
	teamsStartRow = 1
	teamsEndRow =  TeamsCount + teamsStartRow 
	teamsStartColumn = 2
	teamsEndColumn = teamsStartColumn + 1
	Dim teamsSourceRangeAddress as New com.sun.star.table.CellRangeAddress
	teamsSourceRangeAddress.Sheet = 0
	teamsSourceRangeAddress.StartColumn = teamsStartColumn
	teamsSourceRangeAddress.StartRow = teamsStartRow
	teamsSourceRangeAddress.EndColumn = teamsEndColumn
	teamsSourceRangeAddress.EndRow = teamsEndRow	
		
	CreateTotalsPage( teamsSourceRangeAddress )
	 
	MsgBox "Завершено"
	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олучение рейтинга вопроса

Function GetQuestionRating( roundNumber as Integer, questionNumber as Integer ) as Integer
	sheet = ThisComponent.Sheets.getByName("Тур " + roundNumber )
	columnId = questionNumber + 1
	result = TeamsCount
	for i=0 to TeamsCount
		cell = sheet.getCellByPosition( columnId, i+3 )
		if( cell.Value=1 ) then
			result = result-1
		endif
	next i
	GetQuestionRating = result
End Function
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олучение номера строки команды по номеру команды. 
rem Возвращается номер команды в списке страницы туров.

Function GetTeamRowNum( teamId ) as Integer
	STATIC lastTeamId as Integer
	STATIC lastResult as Integer
	result = -1

	if lastTeamId = teamId then
		result = lastResult
	else
		for i=2 to 100
			teamIdCell = ThisComponent.Sheets(0).getCellByPosition(2, i)
			if teamIdCell.String = teamId then
				result = i+1
				goto funcend
			endif
		next i
	endif

funcend:
	lastTeamId = teamId
	lastResult = result
	GetTeamRowNum = result 
End Function
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олучение номера колонки по номеру вопроса

Function GetQuestionColumnNum( questionId ) as Integer
	GetQuestionColumnNum = questionId + 1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олучение рейтинга команды

Function GetTeamRaiting( teamId as Integer ) as Integer
	result = 0

	rem считаем рейтинг в каждом туре
	for roundId=1 to RoundsCount
		sheet = ThisComponent.Sheets(i)
		for questionId=1 to QuestionsPerRound
			if TeamAnsweredQuestion( teamId, roundId, questionId ) then
				result = result + GetQuestionRating( roundId, questionId )
			endif
		next questionId
	next roundId
	
	GetTeamRaiting = result
End Function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роверяет, взяла ли заданная команда вопрос

Function TeamAnsweredQuestion( teamId as Integer, roundId as Integer, questionId as Integer ) as Boolean

	sheet = ThisComponent.Sheets(roundId )
	cell = sheet.getCellByPosition( GetQuestionColumnNum( questionId ), GetTeamRowNum( teamId ) )
	TeamAnsweredQuestion = (cell.Value=1) 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создание листа тура

Sub CreateRoundPage ( roundNumber as Integer, teamsSourceRangeAddress as Object )
		Dim topLeftAddress
		Dim bottomRightAddress
		
		Doc = ThisComponent
		rem новый лист
		Dim roundSheet as Object
		roundName = "Тур " + roundNumber
		if Doc.Sheets.Count()&lt;=roundNumber  then
			roundSheet = Doc.createInstance("com.sun.star.sheet.Spreadsheet")
		 	Doc.Sheets.insertByName(roundName, roundSheet)
		else
			roundSheet = Doc.Sheets.getByName(roundName)
		endif
		
	 	
		roundSheet.getCellByPosition(0,0).String = roundName
		
		rem копируем список команд с первой страницы
		Dim targetTeamsCellAddress As New com.sun.star.table.CellAddress
		targetTeamsCellAddress.Sheet = roundNumber
		targetTeamsCellAddress.Column = 0
		targetTeamsCellAddress.Row = 2
		roundSheet.copyRange( targetTeamsCellAddress, teamsSourceRangeAddress )
		roundSheet.Columns(0).Width = 1000
		roundSheet.Columns(1).OptimalWidth = true
		
		for i=	targetTeamsCellAddress.Row+1 to targetTeamsCellAddress.Row+TeamsCount
			teamId = roundSheet.getCellByPosition(0,i).Value
			if( IsSpecialTeam(teamId ) ) then
				roundSheet.getCellByPosition(1,i).CellBackColor = RGB(255,255,10)
			endif
		next i
		
		topLeftAddress =  roundSheet.getCellByPosition(0, 2 ).AbsoluteName
		
		rem матрица ответов
		For j=1 to QuestionsPerRound
			questionNumberCell = roundSheet.getCellByPosition(j+1, 2 )
			questionNumberCell.Value = j
			roundSheet.Columns(j+1).Width = 1000
		Next j
		
		rem подсчет результата
		roundSheet.getCellByPosition(QuestionsPerRound+2,2).String="За тур"
		roundSheet.getCellByPosition(QuestionsPerRound+3,2).String="Всего"
		
		for i=teamsSourceRangeAddress.StartRow+2 to teamsSourceRangeAddress.EndRow+1
			rem заполняем формулы суммы за тур
			cell = roundSheet.getCellByPosition(QuestionsPerRound+2, i)
			firstResultCell = roundSheet.getCellByPosition(2,i)
			lastResultCell = roundSheet.getCellByPosition(QuestionsPerRound+1,i)
			cell.Formula = "=sum(" + firstResultCell.AbsoluteName + ":" + lastResultCell.AbsoluteName + ")"

			rem заполняем формулы Итого
			totalCell = roundSheet.getCellByPosition(QuestionsPerRound+3, i)
			totalFormula = "=0"
			for j=1 to roundNumber
				roundJTotalCell = Doc.Sheets(j).getCellByPosition(QuestionsPerRound+2, i)
				totalFormula = totalFormula + " + " + roundJTotalCell.AbsoluteName
				bottomRightAddress = roundJTotalCell.AbsoluteName
			next j
			totalCell.Formula = totalFormula
	
			rem заполняем формулы рейтинга		
		next i
		
		
		rem форматируем таблицу
		ShowGrid( roundSheet, 0, 2, QuestionsPerRound + 3,  teamsSourceRangeAddress.EndRow+1 )
		rem SetRangeBackground()
		
		barCodeListener = CreateUnoListener( "BarCodeInput_", "com.sun.star.util.XModifyListener" ) 
		magicCell = roundSheet.getCellByPosition(1,0)
		magicCell.CellBackColor = RGB(255,30,30)
		magicCell.addModifyListener( barCodeListener )
		
		Doc.getCurrentController.select(magicCell)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создание листа итогов. На входе диапазон со списком команд.

Sub CreateTotalsPage(teamsSourceRangeAddress as Object)
		Doc = ThisComponent
		rem новый лист
		Dim totalSheet as Object
		sheetName = "Итоги"
		
		for i=0 to Doc.Sheets.Count-1
			if( Doc.Sheets(i).Name = sheetName ) then
				Doc.Sheets.removeByName( sheetName ) 
			endif
		next i
		totalSheet = Doc.createInstance("com.sun.star.sheet.Spreadsheet")
		Doc.Sheets.insertByName(sheetName, totalSheet)
		
	 	
		totalSheet.getCellByPosition(0,0).String = roundName
		
		rem копируем список команд с первой страницы
		Dim targetTeamsCellAddress As New com.sun.star.table.CellAddress
		targetTeamsCellAddress.Sheet = RoundsCount+1
		targetTeamsCellAddress.Column = 1
		targetTeamsCellAddress.Row = 2
		totalSheet.copyRange( targetTeamsCellAddress, teamsSourceRangeAddress )
		totalSheet.Columns(1).Width = 1000
		totalSheet.Columns(2).OptimalWidth = true
		
		
	 	totalSheet.Columns(RoundsCount+4).isVisible  = UseRating

		
		
		
		rem подсчет результата
		for j=1 to RoundsCount
			totalSheet.getCellByPosition(2 + j,2).String="Тур " + j
		next j
		totalSheet.getCellByPosition(3 + RoundsCount,2).String="Всего"
		if( UseRating )then
			totalSheet.getCellByPosition(4 + RoundsCount,2).String="Рейтинг"
		endif
		totalSheet.getCellByPosition(0,2).String="Место"
		
		if( UseSpecialTeams ) then
			totalSheet.getCellByPosition(5 + RoundsCount,2).String= ThisComponent.Sheets(0).getCellByPosition(5,1).String
		endif
		
		
		
		for i=teamsSourceRangeAddress.StartRow+2 to teamsSourceRangeAddress.EndRow+1
			rem заполняем формулы суммы за тур
			totalCell = totalSheet.getCellByPosition(3 + RoundsCount, i)
			
			rem заполняем формулы Итого
			totalFormula = "=0"
			for j=1 to RoundsCount
				roundJTotalCell = Doc.Sheets(j).getCellByPosition(QuestionsPerRound+2, i)
				totalFormula = totalFormula + " + " + roundJTotalCell.AbsoluteName
				roundResultCell = totalSheet.getCellByPosition( j + 2 , i)
				roundResultCell.Formula = "=" + roundJTotalCell.AbsoluteName
			next j
			totalCell.Formula = totalFormula
			
	
			teamId = totalSheet.getCellByPosition(1,i).Value
			
			rem заполняем формулы рейтинга
			raitingCell = totalSheet.getCellByPosition(4 + RoundsCount,i)
			if( UseRating ) then
				raitingCell.Value = GetTeamRaiting( teamId )
			else
				raitingCell.Value = teamId
			endif

			
		next i
		
		rem apply sorting
		sortRange = totalSheet.getCellRangeByPosition(1, 2, 4 + RoundsCount, TeamsCount+2)
		
		Dim aSortFields(2) as New com.sun.star.util.SortField
		Dim aSortDesc(0) as New com.sun.star.beans.PropertyValue
		
		rem основной параметр сортировки
		aSortFields(0).Field = 2 + RoundsCount
		aSortFields(0).SortAscending = False      'сортируем по поличеству взятых
		
		rem дополнительный параметр сортировки
		aSortFields(1).Field = 3 + RoundsCount 'сортируем по рейтингу
		aSortFields(1).SortAscending = False
		
		aSortDesc(0).Name = "SortFields"
		aSortDesc(0).Value = aSortFields()
		sortRange.Sort(aSortDesc()) 
		
	   
	   
		rem проставляем занятые места
   		Dim curPosition as Integer
   		Dim prevAnswers as Integer
   		Dim curSpecialPosition as Integer
   		Dim prevSpecialAnswers as Integer
   		Dim curPositionTitle as String
   		Dim curSpecialPositionTitle as String
   		
   		prevAnswers = -1
   		prevSpecialAnswers = -1
   		useRatingLocal = UseRating
   		
	   	for i=teamsSourceRangeAddress.StartRow+2 to teamsSourceRangeAddress.EndRow+1
		
			teamId = totalSheet.getCellByPosition(1,i).Value
			curAnswers =  totalSheet.getCellByPosition( RoundsCount + 3,i).Value
			position=-1	
			curPosition = curPosition+1	
			rem номера мест
			if( useRatingLocal ) then
				curPositionTitle = ""+curPosition
			else
			
				if not ( prevAnswers=curAnswers) then
				 	prevAnswers = curAnswers
					curPositionTitle = GetPositionsForAnswersCount(curAnswers, totalSheet, false)
				endif
			endif


			positionCell = totalSheet.getCellByPosition( 0,i)
			positionCell.String = curPositionTitle	
			
			
			rem заполняем места по спецзачету
			if( IsSpecialTeam(teamId) ) then
				curSpecialPosition = curSpecialPosition+1
				
				if( useRatingLocal ) then
					curSpecialPositionTitle = "" + curSpecialPosition
				else
					if not ( prevSpecialAnswers=curAnswers) then
					 	prevSpecialAnswers = curAnswers
						curSpecialPositionTitle = GetPositionsForAnswersCount(prevAnswers, totalSheet, true)
					endif
				endif

				positionCell = totalSheet.getCellByPosition( 8,i)
				positionCell.String = curSpecialPositionTitle	
			endif
			
				
		next i
		
		rightPosition = RoundsCount+4
		if( UseSpecialTeams ) then
			rightPosition = rightPosition+1
		endif
		
		ApplyResultsFormating( totalSheet, 0, 2, rightPosition, teamsSourceRangeAddress.EndRow+1)
		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ризнак использования рейтинга для разбора мест. Если нет, то места делятся.

Function UseRating as Boolean
	testVal = ThisComponent.Sheets(0).getCellByPosition(1,4).String
	result = ( testVal ="рейтинг" )
	UseRating = result
End Function
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Признак использования рейтинга для разбора мест. Если нет, то места делятся.

Function UseSpecialTeams as Boolean
	result=false
	for i=2 to TeamsCount
		if not result then
			testVal = ThisComponent.Sheets(0).getCellByPosition(5,i).String	
			if( testVal="да" or testVal="X" or testVal="x"  or testVal="Х" or testVal="х" ) then
				result = true
			endif
		endif
	next i
	UseSpecialTeams = result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Возвращает диапазон мест для заданного кол-ва ответов
Function GetPositionsForAnswersCount(answersCount as Integer, sheet as object, onlySpecialTeams as Boolean ) as String
	highPosition = 0
	lowPosition = 0
	curTeamPosition = 0
	value = 100000
	
	for i=0 to TeamsCount-1
		if( onlySpecialTeams ) then
			teamId =sheet.getCellByPosition(1,i+3).Value
			if( IsSpecialTeam(teamId ) ) then
				curTeamPosition = curTeamPosition+1
				valueCell = sheet.getCellByPosition( RoundsCount+3, i+3 )
				value = valueCell.Value
				if( value = answersCount ) then
					if( highPosition = 0 ) then
						highPosition = curTeamPosition
						lowPosition = highPosition
					else
						lowPosition = curTeamPosition
					endif	
				endif
			endif
		else
			curTeamPosition = curTeamPosition+1
			valueCell = sheet.getCellByPosition( RoundsCount+3, i+3 )
			value = valueCell.Value
			if( value = answersCount ) then
				if( highPosition = 0 ) then
					highPosition = curTeamPosition
					lowPosition = highPosition
				else
					lowPosition = curTeamPosition
				endif
			endif
		endif
		if( value &lt; answersCount ) then
			 goto endfunc
		endif
	next i

	
endfunc:	
	if( highPosition = lowPosition ) then
		GetPositionsForAnswersCount = highPosition
	else
		GetPositionsForAnswersCount = "" +  highPosition + "-" + lowPosition + ""
	endif
	
End Function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Обработчик события изменения в поле ввода штрих-кода.

Sub BarCodeInput_modified( oEvent )
on error goto catch	

	Doc = ThisComponent

	rem sheet = Doc.getCurrentController.getActiveSheet
	cell =   oEvent.Source
	if( cell.RangeAddress.Sheet = 0 ) then
		exit sub
	endif
	Doc.getCurrentController.select(cell)
	
	inputText = cell.String
	if( inputText="" ) then
		exit sub
	endif
	cell.String = ""
	
	roundId =  CInt( Left(inputText,1) )
	questionId = CInt( Mid(inputText,2,2))
	teamId = CInt( Mid(inputText,4,2) )
	
	if( roundId=0 or questionId=0 or teamId=0 ) then
		SetMessage(  Doc.getCurrentController.getActiveSheet, "Неверный формат, значение не обработано.")
		exit sub
	endif
	
	questionsNumber =  Doc.Sheets(0).getCellByPosition(1,2).Value
	if questionId &lt;1 or questionId&gt;questionsNumber  then
		SetMessage(  Doc.getCurrentController.getActiveSheet, "Номер вопроса за границами допустимого диапазона.")
		exit sub
	endif
	roundName = "Тур " + roundId
	if  not ( Doc.getCurrentController.getActiveSheet.Name = roundName ) then 
		SetMessage( Doc.getCurrentController.getActiveSheet, "Бланк не соответствует номеру тура" )
		exit sub 
	endif
	
	sheet = Doc.getCurrentController.getActiveSheet
	questionXPos = questionId+1
	questionYPos = GetTeamRowNum(teamId )
	if( questionYPos=-1 ) then
		SetMessage(  Doc.getCurrentController.getActiveSheet, "Команда с номером " + teamId + " не найдена.")
		exit sub
	endif
	questionCell = sheet.getCellByPosition(questionXpos, questionYPos)
	questionCell.Value = 1
	SetMessage( sheet, "Команда '" + sheet.getCellByPosition(1, questionYPos).String + "', Вопрос № " + questionId
	exit sub
catch:
	Reset
	SetMessage(  Doc.getCurrentController.getActiveSheet, "Неверный формат, значение не обработано.")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выводит сообщение на страницу

Sub SetMessage( sheet as object , msg as String)
On Error GoTo handler
	cell = sheet.getCellByPosition(3,0)
	cell.String = msg
handler:
	Reset
end sub 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возвращает имя диапазона по его координатам

function AddressOfRange( sheet, left, top, bottom, right )
	AddressOfRange = sheet.getCellByPosition(left, top).AbsoluteName + ":" + sheet.getCellByPosition(bottom, right).AbsoluteName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рисует сетку ответов с условным форматированием и шапками

sub ShowGrid( sheet, left, top, right, bottom )

	document = ThisComponent.CurrentController.Frame
	dispatcher = createUnoService("com.sun.star.frame.DispatchHelper")
	
rem сетка
	SelectRange( dispatcher, document, sheet, left, top, right, bottom )
	DrawGridOnCurRange( dispatcher, document )

rem левая колонка
	SelectRange( dispatcher, document, sheet, left, top, left, bottom )
	SetColorOfCurRange( dispatcher, document,11776947  )

rem верхняя строка
	SelectRange( dispatcher, document, sheet, left, top, right, top )
	SetColorOfCurRange( dispatcher, document,11776947  )

rem колонка результатов за тур
	SelectRange( dispatcher, document, sheet, right - 1, top, right-1, bottom )
	SetColorOfCurRange( dispatcher, document,13421772 )
	
rem колонка сквозных результатов
	SelectRange( dispatcher, document, sheet, right, top, right, bottom )
	SetColorOfCurRange( dispatcher, document, 15132390 )
	
rem условное форматирование для правильных/неправильных ответов	
	dim oCellRange as object, oEntries as object
	oCellRange = sheet.getCellRangeByName(  AddressOfRange(sheet, left+2, top+1, right-2, bottom ) )
	oEntries = oCellRange.getPropertyValue("ConditionalFormat")
	dim oCondition(3) as new com.sun.star.beans.PropertyValue
	oCondition(0).Name = "Operator"
	oCondition(0).Value = com.sun.star.sheet.ConditionOperator.EQUAL
	oCondition(1).Name = "Formula1"
	oCondition(1).Value = "1"
	
	oCondition(2).Name = "StyleName"
	oCondition(2).Value = "CorrectAnswer"
	
	oEntries.addNew(oCondition())
	oCellRange.setPropertyValue("ConditionalFormat", oEntries)
		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sub ApplyResultsFormating( sheet, left, top, right, bottom )
	
	document = ThisComponent.CurrentController.Frame
	dispatcher = createUnoService("com.sun.star.frame.DispatchHelper")
	
	SelectRange( dispatcher, document, sheet, left, top, right, bottom )
	DrawGridOnCurRange( dispatcher, document )
	
	
	for i=1 to bottom-top
		altColor = RGB(255,255,255)
		mainColor = RGB(230,230,230)
		
		
		weight = 100
		if( i&lt;4 and not UseSpecialTeams ) then
			altColor = RGB(210,255,210)
			mainColor = RGB(200,240,200)
			weight = 200
		endif	
		
		
		teamId = sheet.getCellByPosition(1,i+top).Value
		if( IsSpecialTeam( teamId ) ) then
			altColor = RGB(240,240,20)
			mainColor =  RGB(255,255,0)
			'weight = 150
		endif		
		
		curColor = mainColor
		
		if( i mod 2) = 1 then
			curColor = altColor
		endif
	
		for j=0 to right - left
			cell = sheet.getCellByPosition(j, i+top )
			cell.CellBackColor = curColor
			cell.CharWeight = weight
		next j
	next i
	
	SelectRange( dispatcher, document, sheet, 0,0,0,0 )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sub SelectRange( dispatcher, document, sheet, left, top, right, bottom )
	dim args(0) as new com.sun.star.beans.PropertyValue
	args(0).Name = "ToPoint"
	args(0).Value = AddressOfRange(sheet, left, top, right, bottom )
	
	dispatcher.executeDispatch(document, ".uno:GoToCell", "", 0, args())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rem Играет ли команда в спецзачете.
function IsSpecialTeam( teamId ) as Boolean
	teamRowNum = GetTeamRowNum(teamId) - 1 'ищем на исходной странице, индекс смещен
	testVal = ThisComponent.Sheets(0).getCellByPosition(5,teamRowNum).String
	IsSpecialTeam = (testVal="да" or testVal="X" or testVal="x"  or testVal="Х" or testVal="х")
end function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sub SetColorOfCurRange( dispatcher, document, color )
	dim args(0) as new com.sun.star.beans.PropertyValue
	args(0).Name = "BackgroundColor"
	args(0).Value = color
	dispatcher.executeDispatch(document, ".uno:BackgroundColor", "", 0, args())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
sub DrawGridOnCurRange( dispatcher, document )
	dim args(12) as new com.sun.star.beans.PropertyValue
	args(0).Name = "OuterBorder.LeftBorder"
	args(0).Value = Array(0,0,2,0)
	args(1).Name = "OuterBorder.LeftDistance"
	args(1).Value = 0
	args(2).Name = "OuterBorder.RightBorder"
	args(2).Value = Array(0,0,2,0)
	args(3).Name = "OuterBorder.RightDistance"
	args(3).Value = 0
	args(4).Name = "OuterBorder.TopBorder"
	args(4).Value = Array(0,0,2,0)
	args(5).Name = "OuterBorder.TopDistance"
	args(5).Value = 0
	args(6).Name = "OuterBorder.BottomBorder"
	args(6).Value = Array(0,0,2,0)
	args(7).Name = "OuterBorder.BottomDistance"
	args(7).Value = 0
	args(8).Name = "InnerBorder.Horizontal"
	args(8).Value = Array(0,0,2,0)
	args(9).Name = "InnerBorder.Vertical"
	args(9).Value = Array(0,0,2,0)
	args(10).Name = "InnerBorder.Flags"
	args(10).Value = 0
	args(11).Name = "InnerBorder.ValidFlags"
	args(11).Value = 127
	args(12).Name = "InnerBorder.DefaultDistance"
	args(12).Value = 0
	dispatcher.executeDispatch(document, ".uno:SetBorderStyle", "", 0, args())
end sub

rem ===============================================================================================
rem ===============================================================================================
rem ===============================================================================================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urnament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